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</style:style>
    <style:style style:name="gr2" style:family="graphic" style:parent-style-name="standard">
      <style:graphic-properties draw:stroke="none" svg:stroke-color="#000000" draw:fill="none" draw:fill-color="#ffffff" fo:min-height="0.395cm"/>
    </style:style>
    <style:style style:name="gr3" style:family="graphic" style:parent-style-name="standard">
      <style:graphic-properties svg:stroke-width="0.03cm" svg:stroke-color="#000000" draw:marker-start="Circle" draw:marker-start-width="0.2cm" draw:marker-end="Circle" draw:marker-end-width="0.2cm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7.348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co1" style:family="table-column">
      <style:table-column-properties style:column-width="2.73cm" style:use-optimal-column-width="false"/>
    </style:style>
    <style:style style:name="co2" style:family="table-column">
      <style:table-column-properties style:column-width="1.411cm" style:use-optimal-column-width="false"/>
    </style:style>
    <style:style style:name="co3" style:family="table-column">
      <style:table-column-properties style:column-width="1.031cm" style:use-optimal-column-width="false"/>
    </style:style>
    <style:style style:name="co4" style:family="table-column">
      <style:table-column-properties style:column-width="3.454cm" style:use-optimal-column-width="false"/>
    </style:style>
    <style:style style:name="co5" style:family="table-column">
      <style:table-column-properties style:column-width="1.539cm" style:use-optimal-column-width="false"/>
    </style:style>
    <style:style style:name="co6" style:family="table-column">
      <style:table-column-properties style:column-width="0.982cm" style:use-optimal-column-width="false"/>
    </style:style>
    <style:style style:name="co7" style:family="table-column">
      <style:table-column-properties style:column-width="3.455cm" style:use-optimal-column-width="false"/>
    </style:style>
    <style:style style:name="co8" style:family="table-column">
      <style:table-column-properties style:column-width="0.983cm" style:use-optimal-column-width="false"/>
    </style:style>
    <style:style style:name="ro1" style:family="table-row">
      <style:table-row-properties style:row-height="0.723cm"/>
    </style:style>
    <style:style style:name="ro2" style:family="table-row">
      <style:table-row-properties style:row-height="0.679cm"/>
    </style:style>
    <style:style style:name="ro3" style:family="table-row">
      <style:table-row-properties style:row-height="0cm"/>
    </style:style>
    <style:style style:name="ro4" style:family="table-row">
      <style:table-row-properties style:row-height="0.655cm"/>
    </style:style>
    <style:style style:name="ce1" style:family="table-cell">
      <loext:graphic-properties draw:fill="solid" draw:fill-color="#ffff66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solid" draw:fill-color="#ffff99"/>
      <style:paragraph-properties fo:border="0.03pt solid #000000"/>
      <style:text-properties fo:font-size="10pt" style:font-size-asian="18pt" style:font-size-complex="18pt"/>
    </style:style>
    <style:style style:name="ce3" style:family="table-cell">
      <loext:graphic-properties draw:fill="none" draw:fill-color="#ffffff"/>
      <style:paragraph-properties fo:border="0.03pt solid #000000"/>
      <style:text-properties fo:color="#000000" fo:font-size="10pt" style:font-size-asian="18pt" style:font-size-complex="18pt"/>
    </style:style>
    <style:style style:name="ce4" style:family="table-cell">
      <loext:graphic-properties draw:fill="none" draw:fill-color="#ffffff"/>
      <style:paragraph-properties fo:border-left="none" fo:border-right="0.03pt solid #000000" fo:border-top="0.03pt solid #000000" fo:border-bottom="0.03pt solid #000000"/>
      <style:text-properties fo:font-size="10pt" style:font-size-asian="18pt" style:font-size-complex="18pt"/>
    </style:style>
    <style:style style:name="ce5" style:family="table-cell">
      <loext:graphic-properties draw:fill="none" draw:fill-color="#ffffff"/>
      <style:paragraph-properties fo:border="0.03pt solid #000000"/>
      <style:text-properties fo:font-size="10pt" style:font-size-asian="18pt" style:font-size-complex="18pt"/>
    </style:style>
    <style:style style:name="ce6" style:family="table-cell">
      <loext:graphic-properties draw:fill="none" draw:fill-color="#ffffff"/>
      <style:paragraph-properties fo:border-left="0.03pt solid #000000" fo:border-right="0.03pt solid #000000" fo:border-top="none" fo:border-bottom="0.03pt solid #000000"/>
      <style:text-properties fo:font-size="10pt" style:font-size-asian="18pt" style:font-size-complex="18pt"/>
    </style:style>
    <style:style style:name="P1" style:family="paragraph">
      <loext:graphic-properties draw:fill="none" draw:fill-color="#ffffff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000000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171cm" svg:height="2.759cm" svg:x="19.229cm" svg:y="2.6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1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Befun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undnummer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1cm" svg:height="0.7cm" svg:x="19.288cm" svg:y="1.9cm">
          <draw:text-box>
            <text:p><text:span text:style-name="T1">Befund_Fundnummer</text:span></text:p>
          </draw:text-box>
        </draw:frame>
        <draw:frame draw:style-name="standard" draw:layer="layout" svg:width="5.171cm" svg:height="2.08cm" svg:x="19.329cm" svg:y="14.2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2">
              <table:table-cell>
                <text:p><text:span text:style-name="T1">Verzierung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5.1cm" svg:height="0.7cm" svg:x="19.3cm" svg:y="13.517cm">
          <draw:text-box>
            <text:p><text:span text:style-name="T1">Verzierungen</text:span></text:p>
          </draw:text-box>
        </draw:frame>
        <draw:frame draw:style-name="standard" draw:layer="layout" svg:width="5.974cm" svg:height="13.191cm" svg:x="26.8cm" svg:y="6.95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2" table:default-cell-style-name="ce5">
              <table:table-cell table:style-name="ce6"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3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Bodenzeichen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Bodenform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proz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BZCHN_erkann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BZCHN_Ansatz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i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ragment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Standflaeche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Produktionsspur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join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moeglicher_join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ormaehnlichkei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Erhalt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5.1cm" svg:height="0.7cm" svg:x="26.859cm" svg:y="6.226cm">
          <draw:text-box>
            <text:p><text:span text:style-name="T1">BS_Tab</text:span></text:p>
          </draw:text-box>
        </draw:frame>
        <draw:frame draw:style-name="gr2" draw:text-style-name="P1" draw:layer="layout" svg:width="1.3cm" svg:height="0.645cm" svg:x="24.9cm" svg:y="5.455cm">
          <draw:text-box>
            <text:p><text:span text:style-name="T1">1:n</text:span></text:p>
          </draw:text-box>
        </draw:frame>
        <draw:connector draw:style-name="gr3" draw:text-style-name="P2" draw:layer="layout" draw:line-skew="1.145cm" svg:x1="24.77cm" svg:y1="15.358cm" svg:x2="26.6cm" svg:y2="13.919cm" draw:start-shape="id1" draw:start-glue-point="2" svg:d="M24770 15358h645v-1439h1185" svg:viewBox="0 0 1831 1440">
          <text:p/>
        </draw:connector>
        <draw:connector draw:style-name="gr3" draw:text-style-name="P2" xml:id="id1" draw:id="id1" draw:layer="layout" svg:x1="24.77cm" svg:y1="15.358cm" svg:x2="26.559cm" svg:y2="14.473cm" svg:d="M24770 15358h895v-885h894" svg:viewBox="0 0 1790 886">
          <text:p/>
        </draw:connector>
        <draw:frame draw:style-name="gr2" draw:text-style-name="P1" draw:layer="layout" svg:width="1.3cm" svg:height="0.645cm" svg:x="24.7cm" svg:y="15.272cm">
          <draw:text-box>
            <text:p><text:span text:style-name="T1">1:n</text:span></text:p>
          </draw:text-box>
        </draw:frame>
        <draw:frame draw:style-name="standard" draw:layer="layout" svg:width="5.171cm" svg:height="2.759cm" svg:x="2.8cm" svg:y="12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Faerb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5.1cm" svg:height="0.7cm" svg:x="2.859cm" svg:y="11.926cm">
          <draw:text-box>
            <text:p><text:span text:style-name="T1">Brandfarbe</text:span></text:p>
          </draw:text-box>
        </draw:frame>
        <draw:frame draw:style-name="gr2" draw:text-style-name="P1" draw:layer="layout" svg:width="1.3cm" svg:height="0.645cm" svg:x="8.2cm" svg:y="14.072cm">
          <draw:text-box>
            <text:p><text:span text:style-name="T1">1:n</text:span></text:p>
          </draw:text-box>
        </draw:frame>
        <draw:frame draw:style-name="standard" draw:layer="layout" svg:width="5.976cm" svg:height="21.706cm" svg:x="10.703cm" svg:y="6.899cm">
          <table:table table:template-name="default" table:use-first-row-styles="true" table:use-banding-rows-styles="true">
            <table:table-column table:style-name="co7"/>
            <table:table-column table:style-name="co5"/>
            <table:table-column table:style-name="co8"/>
            <table:table-row table:style-name="ro1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2" table:default-cell-style-name="ce5">
              <table:table-cell table:style-name="ce6"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3" table:default-cell-style-name="ce5">
              <table:table-cell>
                <text:p text:style-name="P3">Zchng</text:p>
              </table:table-cell>
              <table:table-cell>
                <text:p text:style-name="P3">TEXT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proz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arb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">Farb_a2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3" table:default-cell-style-name="ce5">
              <table:table-cell>
                <text:p text:style-name="P3">Farb_a3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3" table:default-cell-style-name="ce5">
              <table:table-cell>
                <text:p text:style-name="P3">Farb_i1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3" table:default-cell-style-name="ce5">
              <table:table-cell>
                <text:p text:style-name="P3">Farb_i2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3" table:default-cell-style-name="ce5">
              <table:table-cell>
                <text:p text:style-name="P3">Farb_i3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3" table:default-cell-style-name="ce5">
              <table:table-cell>
                <text:p text:style-name="P3">Farb_Kern1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3" table:default-cell-style-name="ce5">
              <table:table-cell>
                <text:p text:style-name="P3">Farb_Kern2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3" table:default-cell-style-name="ce5">
              <table:table-cell>
                <text:p text:style-name="P3">Farb_Kern3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3" table:default-cell-style-name="ce5">
              <table:table-cell>
                <text:p text:style-name="P3">Verzierung_a1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Verz_a1_mehrfach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Verzierung_a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i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">Produktionsspuren</text:p>
              </table:table-cell>
              <table:table-cell>
                <text:p text:style-name="P3">TEXT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3">Erhaltung</text:p>
              </table:table-cell>
              <table:table-cell>
                <text:p text:style-name="P3">TEXT</text:p>
              </table:table-cell>
              <table:table-cell/>
            </table:table-row>
            <table:table-row table:style-name="ro3" table:default-cell-style-name="ce5">
              <table:table-cell>
                <text:p text:style-name="P3">Mag_min</text:p>
              </table:table-cell>
              <table:table-cell>
                <text:p text:style-name="P3">REAL</text:p>
              </table:table-cell>
              <table:table-cell/>
            </table:table-row>
            <table:table-row table:style-name="ro3" table:default-cell-style-name="ce5">
              <table:table-cell>
                <text:p text:style-name="P3">Mag_max</text:p>
              </table:table-cell>
              <table:table-cell>
                <text:p text:style-name="P3">REAL</text:p>
              </table:table-cell>
              <table:table-cell/>
            </table:table-row>
            <table:table-row table:style-name="ro3" table:default-cell-style-name="ce5">
              <table:table-cell>
                <text:p text:style-name="P3">Hals_Kragenform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Fragment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Standflaeche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Produktionsspur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join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Bodenform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Zenodo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5.1cm" svg:height="0.7cm" svg:x="10.7cm" svg:y="6.217cm">
          <draw:text-box>
            <text:p><text:span text:style-name="T1">RS_Zchng_Tab</text:span></text:p>
          </draw:text-box>
        </draw:frame>
        <draw:connector draw:style-name="gr3" draw:text-style-name="P2" draw:layer="layout" svg:x1="8.4cm" svg:y1="14.817cm" svg:x2="10.414cm" svg:y2="13.898cm" svg:d="M8400 14817h1007v-919h1007" svg:viewBox="0 0 2015 920">
          <text:p/>
        </draw:connector>
        <draw:connector draw:style-name="gr3" draw:text-style-name="P2" draw:layer="layout" svg:x1="24.695cm" svg:y1="5cm" svg:x2="26.636cm" svg:y2="8.662cm" svg:d="M24695 5000v1831h1941v1831" svg:viewBox="0 0 1942 3663">
          <text:p/>
        </draw:connector>
        <draw:connector draw:style-name="gr3" draw:text-style-name="P2" draw:layer="layout" svg:x1="8.4cm" svg:y1="14.817cm" svg:x2="10.559cm" svg:y2="15.093cm" svg:d="M8400 14817h1080v276h1079" svg:viewBox="0 0 2160 277">
          <text:p/>
        </draw:connector>
        <draw:connector draw:style-name="gr3" draw:text-style-name="P2" draw:layer="layout" svg:x1="8.4cm" svg:y1="14.807cm" svg:x2="10.372cm" svg:y2="14.491cm" svg:d="M8400 14807h986v-316h986" svg:viewBox="0 0 1973 317">
          <text:p/>
        </draw:connector>
        <draw:connector draw:style-name="gr3" draw:text-style-name="P2" draw:layer="layout" draw:line-skew="-2.388cm" svg:x1="16.889cm" svg:y1="10.681cm" svg:x2="18.902cm" svg:y2="15.105cm" draw:end-shape="id2" draw:end-glue-point="3" svg:d="M16889 10681v2536h2013v1888" svg:viewBox="0 0 2014 4425">
          <text:p/>
        </draw:connector>
        <draw:connector draw:style-name="gr3" draw:text-style-name="P2" xml:id="id2" draw:id="id2" draw:layer="layout" svg:x1="17.5cm" svg:y1="11.217cm" svg:x2="18.902cm" svg:y2="15.105cm" svg:d="M17500 11217v1944h1402v1944" svg:viewBox="0 0 1403 3889">
          <text:p/>
        </draw:connector>
        <draw:connector draw:style-name="gr3" draw:text-style-name="P2" draw:layer="layout" svg:x1="16.795cm" svg:y1="8.617cm" svg:x2="18.935cm" svg:y2="5.118cm" svg:d="M16795 8617v-1749h2140v-1750" svg:viewBox="0 0 2141 3500">
          <text:p/>
        </draw:connector>
        <draw:frame draw:style-name="gr2" draw:text-style-name="P1" draw:layer="layout" svg:width="1.3cm" svg:height="0.645cm" svg:x="17.5cm" svg:y="5.5cm">
          <draw:text-box>
            <text:p><text:span text:style-name="T1">n:1</text:span></text:p>
          </draw:text-box>
        </draw:frame>
        <draw:frame draw:style-name="gr2" draw:text-style-name="P1" draw:layer="layout" svg:width="1.3cm" svg:height="0.645cm" svg:x="17.5cm" svg:y="12.072cm">
          <draw:text-box>
            <text:p><text:span text:style-name="T1">n:1</text:span></text:p>
          </draw:text-box>
        </draw:frame>
        <draw:frame draw:style-name="gr4" draw:text-style-name="P4" draw:layer="layout" svg:width="8.3cm" svg:height="7.598cm" svg:x="1.4cm" svg:y="1.6cm">
          <draw:text-box>
            <text:p>Datenbankschema Teil 2</text:p>
            <text:p>Randscherben</text:p>
            <text:p/>
            <text:p><text:span text:style-name="T3">Tabellen</text:span></text:p>
            <text:p><text:span text:style-name="T3"/></text:p>
            <text:p><text:span text:style-name="T3">Befund_Fundnummer</text:span></text:p>
            <text:p><text:span text:style-name="T3">RS_Zchng_Tab</text:span></text:p>
            <text:p><text:span text:style-name="T3">RS_Tab</text:span></text:p>
            <text:p><text:span text:style-name="T3"/></text:p>
            <text:p><text:span text:style-name="T3">Brandfarbe</text:span></text:p>
            <text:p><text:span text:style-name="T3"/></text:p>
            <text:p><text:span text:style-name="T3">Verzierung</text:span></text:p>
            <text:p><text:span text:style-name="T3"/></text:p>
          </draw:text-box>
        </draw:frame>
        <draw:frame draw:style-name="gr5" draw:text-style-name="P5" draw:layer="layout" svg:width="16.7cm" svg:height="3cm" svg:x="1.6cm" svg:y="23.9cm">
          <draw:text-box>
            <text:p><text:span text:style-name="T3">INT - Integer</text:span></text:p>
            <text:p><text:span text:style-name="T3">PK - Primary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2T14:02:19.997000000</meta:creation-date>
    <meta:editing-duration>PT4H57M37S</meta:editing-duration>
    <meta:editing-cycles>23</meta:editing-cycles>
    <meta:generator>LibreOffice/5.1.6.2$Windows_x86 LibreOffice_project/07ac168c60a517dba0f0d7bc7540f5afa45f0909</meta:generator>
    <dc:date>2019-02-03T17:17:34.289000000</dc:date>
    <meta:document-statistic meta:object-count="26"/>
  </office:meta>
</office:document-meta>
</file>